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597007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4.46" calcext:value-type="float">
            <text:p>4.46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33 kWh</text:p>
          </table:table-cell>
          <table:table-cell office:value-type="float" office:value="752.19" calcext:value-type="float">
            <text:p>752.19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 office:value-type="float" office:value="4.39" calcext:value-type="float">
            <text:p>4.39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/>
          <table:table-cell office:value-type="float" office:value="-397.29" calcext:value-type="float">
            <text:p>-397.29</text:p>
          </table:table-cell>
          <table:table-cell office:value-type="string" calcext:value-type="string">
            <text:p>T-0</text:p>
          </table:table-cell>
          <table:table-cell office:value-type="float" office:value="448.22" calcext:value-type="float">
            <text:p>448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.09" calcext:value-type="float">
            <text:p>2.09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69 kWh</text:p>
          </table:table-cell>
          <table:table-cell office:value-type="float" office:value="1018.41" calcext:value-type="float">
            <text:p>1018.41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11.85" calcext:value-type="float">
            <text:p>11.8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199.35" calcext:value-type="float">
            <text:p>1199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.58" calcext:value-type="float">
            <text:p>1.58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9 kWh</text:p>
          </table:table-cell>
          <table:table-cell office:value-type="float" office:value="868.99" calcext:value-type="float">
            <text:p>868.99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4.94" calcext:value-type="float">
            <text:p>4.9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/>
          <table:table-cell office:value-type="float" office:value="-458.99" calcext:value-type="float">
            <text:p>-458.99</text:p>
          </table:table-cell>
          <table:table-cell office:value-type="string" calcext:value-type="string">
            <text:p>T-0</text:p>
          </table:table-cell>
          <table:table-cell office:value-type="float" office:value="500.33" calcext:value-type="float">
            <text:p>500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.58" calcext:value-type="float">
            <text:p>1.58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6 kWh</text:p>
          </table:table-cell>
          <table:table-cell office:value-type="float" office:value="842.45" calcext:value-type="float">
            <text:p>842.45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4.81" calcext:value-type="float">
            <text:p>4.8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/>
          <table:table-cell office:value-type="float" office:value="-444.96" calcext:value-type="float">
            <text:p>-444.96</text:p>
          </table:table-cell>
          <table:table-cell office:value-type="string" calcext:value-type="string">
            <text:p>T-0</text:p>
          </table:table-cell>
          <table:table-cell office:value-type="float" office:value="487.34" calcext:value-type="float">
            <text:p>487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153 kWh</text:p>
          </table:table-cell>
          <table:table-cell office:value-type="float" office:value="891.07" calcext:value-type="float">
            <text:p>891.07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5.6" calcext:value-type="float">
            <text:p>5.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/>
          <table:table-cell office:value-type="float" office:value="-471.33" calcext:value-type="float">
            <text:p>-471.33</text:p>
          </table:table-cell>
          <table:table-cell office:value-type="string" calcext:value-type="string">
            <text:p>T-0</text:p>
          </table:table-cell>
          <table:table-cell office:value-type="float" office:value="565.12" calcext:value-type="float">
            <text:p>565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5.22" calcext:value-type="float">
            <text:p>5.22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5 kWh</text:p>
          </table:table-cell>
          <table:table-cell office:value-type="float" office:value="828.01" calcext:value-type="float">
            <text:p>828.01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4.73" calcext:value-type="float">
            <text:p>4.73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/>
          <table:table-cell office:value-type="float" office:value="-437.33" calcext:value-type="float">
            <text:p>-437.33</text:p>
          </table:table-cell>
          <table:table-cell office:value-type="string" calcext:value-type="string">
            <text:p>T-0</text:p>
          </table:table-cell>
          <table:table-cell office:value-type="float" office:value="483.42" calcext:value-type="float">
            <text:p>483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4 kWh</text:p>
          </table:table-cell>
          <table:table-cell office:value-type="float" office:value="666.16" calcext:value-type="float">
            <text:p>666.16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3.97" calcext:value-type="float">
            <text:p>3.97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-351.86" calcext:value-type="float">
            <text:p>-351.86</text:p>
          </table:table-cell>
          <table:table-cell office:value-type="string" calcext:value-type="string">
            <text:p>T-0</text:p>
          </table:table-cell>
          <table:table-cell office:value-type="float" office:value="604.4" calcext:value-type="float">
            <text:p>604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0.68" calcext:value-type="float">
            <text:p>10.68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9 kWh</text:p>
          </table:table-cell>
          <table:table-cell office:value-type="float" office:value="776.27" calcext:value-type="float">
            <text:p>776.27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4.48" calcext:value-type="float">
            <text:p>4.48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/>
          <table:table-cell office:value-type="float" office:value="-409.98" calcext:value-type="float">
            <text:p>-409.98</text:p>
          </table:table-cell>
          <table:table-cell office:value-type="string" calcext:value-type="string">
            <text:p>T-0</text:p>
          </table:table-cell>
          <table:table-cell office:value-type="float" office:value="463.56" calcext:value-type="float">
            <text:p>46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66 kWh</text:p>
          </table:table-cell>
          <table:table-cell office:value-type="float" office:value="950.62" calcext:value-type="float">
            <text:p>950.62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11.13" calcext:value-type="float">
            <text:p>11.13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124.02" calcext:value-type="float">
            <text:p>1124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4.99" calcext:value-type="float">
            <text:p>4.99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79 kWh</text:p>
          </table:table-cell>
          <table:table-cell office:value-type="float" office:value="1032.85" calcext:value-type="float">
            <text:p>1032.85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11.95" calcext:value-type="float">
            <text:p>11.9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212.26" calcext:value-type="float">
            <text:p>1212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3" calcext:value-type="float">
            <text:p>75.3</text:p>
          </table:table-cell>
          <table:table-cell office:value-type="float" office:value="10.5" calcext:value-type="float">
            <text:p>10.5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60 kWh</text:p>
          </table:table-cell>
          <table:table-cell office:value-type="float" office:value="898.49" calcext:value-type="float">
            <text:p>898.49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10.6" calcext:value-type="float">
            <text:p>10.6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081.38" calcext:value-type="float">
            <text:p>1081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167 kWh</text:p>
          </table:table-cell>
          <table:table-cell office:value-type="float" office:value="942.8" calcext:value-type="float">
            <text:p>942.8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1.04" calcext:value-type="float">
            <text:p>11.04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114.99" calcext:value-type="float">
            <text:p>1114.9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17:28.425000000</meta:creation-date>
    <dc:date>2018-03-27T20:39:57.904000000</dc:date>
    <meta:editing-duration>PT17S</meta:editing-duration>
    <meta:editing-cycles>1</meta:editing-cycles>
    <meta:document-statistic meta:table-count="1" meta:cell-count="164" meta:object-count="0"/>
    <meta:generator>LibreOffice/5.3.4.2$Windows_x86 LibreOffice_project/f82d347ccc0be322489bf7da61d7e4ad13fe2ff3</meta:generator>
  </office:meta>
</office:document-meta>
</file>